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oglio1" table:style-name="ta1">
        <table:shapes>
          <draw:frame draw:z-index="0" draw:style-name="gr1" svg:width="16.012cm" svg:height="9.009cm" svg:x="14.491cm" svg:y="11.424cm">
            <draw:object draw:notify-on-update-of-ranges="Foglio1.B50:Foglio1.E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ep1</text:p>
          </table:table-cell>
          <table:table-cell office:value-type="string">
            <text:p>ep2</text:p>
          </table:table-cell>
          <table:table-cell office:value-type="string">
            <text:p>ep3</text:p>
          </table:table-cell>
          <table:table-cell office:value-type="string">
            <text:p>ep4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3.9707">
            <text:p>43,97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2.7789">
            <text:p>32,778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8.59011">
            <text:p>8,5901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70">
            <text:p>70</text:p>
          </table:table-cell>
          <table:table-cell office:value-type="float" office:value="3.41044">
            <text:p>3,4104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3.41044">
            <text:p>3,4104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70">
            <text:p>70</text:p>
          </table:table-cell>
          <table:table-cell office:value-type="float" office:value="9.4144">
            <text:p>9,41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2"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13.0456">
            <text:p>13,0456</text:p>
          </table:table-cell>
          <table:table-cell office:value-type="float" office:value="45.6824">
            <text:p>45,6824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33.6732">
            <text:p>33,6732</text:p>
          </table:table-cell>
          <table:table-cell office:value-type="float" office:value="5.91855">
            <text:p>5,91855</text:p>
          </table:table-cell>
          <table:table-cell office:value-type="float" office:value="0.158786">
            <text:p>0,158786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57.3409">
            <text:p>57,3409</text:p>
          </table:table-cell>
          <table:table-cell/>
          <table:table-cell office:value-type="float" office:value="3.19017">
            <text:p>3,19017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44.8764">
            <text:p>44,8764</text:p>
          </table:table-cell>
          <table:table-cell/>
          <table:table-cell office:value-type="float" office:value="35.3047">
            <text:p>35,3047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36.3987">
            <text:p>36,3987</text:p>
          </table:table-cell>
          <table:table-cell/>
          <table:table-cell office:value-type="float" office:value="6.04692">
            <text:p>6,04692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9.6061">
            <text:p>19,6061</text:p>
          </table:table-cell>
          <table:table-cell/>
          <table:table-cell office:value-type="float" office:value="2.72537">
            <text:p>2,72537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8.5722">
            <text:p>18,5722</text:p>
          </table:table-cell>
          <table:table-cell/>
          <table:table-cell office:value-type="float" office:value="3.28962">
            <text:p>3,28962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7.6738">
            <text:p>27,6738</text:p>
          </table:table-cell>
          <table:table-cell/>
          <table:table-cell office:value-type="float" office:value="3.28962">
            <text:p>3,28962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9.74053">
            <text:p>9,74053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57.393">
            <text:p>57,393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float" office:value="0.0378577">
            <text:p>0,0378577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60">
            <text:p>60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/>
          <table:table-cell office:value-type="float" office:value="5.20906">
            <text:p>5,20906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0.9726">
            <text:p>20,972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9.47208">
            <text:p>9,47208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40.5473">
            <text:p>40,5473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2.263">
            <text:p>12,263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6.80516">
            <text:p>6,8051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2.41">
            <text:p>22,41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8.6853">
            <text:p>18,6853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formula="of:=SUM([.B3:.B49])" office:value-type="float" office:value="906.43027">
            <text:p>906,43027</text:p>
          </table:table-cell>
          <table:table-cell table:formula="of:=SUM([.C3:.C49])" office:value-type="float" office:value="310.53914">
            <text:p>310,53914</text:p>
          </table:table-cell>
          <table:table-cell table:formula="of:=SUM([.D3:.D49])" office:value-type="float" office:value="384.9345037">
            <text:p>384,9345037</text:p>
          </table:table-cell>
          <table:table-cell table:formula="of:=SUM([.E3:.E49])" office:value-type="float" office:value="0">
            <text:p>0</text:p>
          </table:table-cell>
        </table:table-row>
        <table:table-row table:style-name="ro2" table:number-rows-repeated="71">
          <table:table-cell table:number-columns-repeated="5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>
            <text:p>70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>
            <text:p>7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.6732">
            <text:p>33,67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7.3409">
            <text:p>57,3409</text:p>
          </table:table-cell>
          <table:table-cell table:number-columns-repeated="3"/>
        </table:table-row>
        <table:table-row table:style-name="ro2">
          <table:table-cell/>
          <table:table-cell office:value-type="float" office:value="44.8764">
            <text:p>44,876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.3987">
            <text:p>36,398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6061">
            <text:p>19,606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.5722">
            <text:p>18,57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.6738">
            <text:p>27,6738</text:p>
          </table:table-cell>
          <table:table-cell table:number-columns-repeated="3"/>
        </table:table-row>
        <table:table-row table:style-name="ro2">
          <table:table-cell/>
          <table:table-cell office:value-type="float" office:value="9.74053">
            <text:p>9,7405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7.393">
            <text:p>57,39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60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60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.9726">
            <text:p>20,972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9.47208">
            <text:p>9,4720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.5473">
            <text:p>40,547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.263">
            <text:p>12,263</text:p>
          </table:table-cell>
          <table:table-cell table:number-columns-repeated="3"/>
        </table:table-row>
        <table:table-row table:style-name="ro2">
          <table:table-cell/>
          <table:table-cell office:value-type="float" office:value="6.80516">
            <text:p>6,80516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.41">
            <text:p>22,4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.6853">
            <text:p>18,685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bjGreen TAKEN</text:p>
          </table:table-cell>
          <table:table-cell table:number-columns-repeated="3"/>
        </table:table-row>
        <table:table-row table:style-name="ro2">
          <table:table-cell/>
          <table:table-cell office:value-type="float" office:value="9.59084">
            <text:p>9,5908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/>
        </table:table-row>
      </table:table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galaten </meta:initial-creator>
    <meta:creation-date>2016-03-31T12:17:19</meta:creation-date>
    <dc:date>2016-03-31T13:05:56</dc:date>
    <dc:creator>Hargalaten </dc:creator>
    <meta:editing-duration>PT28M28S</meta:editing-duration>
    <meta:editing-cycles>1</meta:editing-cycles>
    <meta:document-statistic meta:table-count="3" meta:cell-count="217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.01cm" xlink:href=".." xlink:type="simple" chart:class="chart:line" chart:style-name="ch1">
        <chart:legend chart:legend-position="end" svg:x="13.505cm" svg:y="4.206cm" style:legend-expansion="high" chart:style-name="ch2"/>
        <chart:plot-area chart:style-name="ch3" table:cell-range-address="Foglio1.B50:Foglio1.E50" svg:x="0.77cm" svg:y="0.855cm" svg:width="12.095cm" svg:height="7.555cm">
          <chartooo:coordinate-region svg:x="1.762cm" svg:y="1.055cm" svg:width="11.009cm" svg:height="6.7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50:Foglio1.E50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iga 50</text:p>
                <draw:g>
                  <svg:desc/>
                </draw:g>
              </table:table-cell>
              <table:table-cell office:value-type="float" office:value="906.43027">
                <text:p>906.43027</text:p>
                <draw:g>
                  <svg:desc>Foglio1.B50:Foglio1.E50</svg:desc>
                </draw:g>
              </table:table-cell>
              <table:table-cell office:value-type="float" office:value="310.53914">
                <text:p>310.53914</text:p>
              </table:table-cell>
              <table:table-cell office:value-type="float" office:value="384.9345037">
                <text:p>384.934503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